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RegistrationWizard.TriplesecRegistrationWizard( final TriplesecRegistrationApplication app , final RegistrationInfo model , IWizardStep [ ] wizardStep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">
            <text:p text:style-name="Table_20_Contents">2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TriplesecRegistrationWizard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RegistrationWizard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